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e26e14b"/>
    </style:style>
    <style:style style:name="P68" style:family="paragraph" style:parent-style-name="Standard">
      <style:text-properties officeooo:paragraph-rsid="0f28d107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paragraph-rsid="0f3f63d0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Footnote">
      <style:text-properties officeooo:paragraph-rsid="0f40045a"/>
    </style:style>
    <style:style style:name="P76" style:family="paragraph" style:parent-style-name="Footnote">
      <style:text-properties officeooo:paragraph-rsid="0f48ae43"/>
    </style:style>
    <style:style style:name="P77" style:family="paragraph" style:parent-style-name="Footnote">
      <style:text-properties officeooo:paragraph-rsid="0f4a4d76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text-properties officeooo:paragraph-rsid="0f6ac771"/>
    </style:style>
    <style:style style:name="P81" style:family="paragraph" style:parent-style-name="Standard">
      <style:text-properties officeooo:paragraph-rsid="0f6bda9d"/>
    </style:style>
    <style:style style:name="P82" style:family="paragraph" style:parent-style-name="Standard">
      <style:text-properties officeooo:paragraph-rsid="0f6c44a3"/>
    </style:style>
    <style:style style:name="P83" style:family="paragraph" style:parent-style-name="Standard">
      <style:text-properties officeooo:paragraph-rsid="0f6d3852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text-properties officeooo:paragraph-rsid="0f41de32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f3ae219"/>
    </style:style>
    <style:style style:name="P88" style:family="paragraph" style:parent-style-name="Standard">
      <style:paragraph-properties fo:text-align="center" style:justify-single-word="false"/>
      <style:text-properties officeooo:paragraph-rsid="0f6ac771"/>
    </style:style>
    <style:style style:name="P89" style:family="paragraph" style:parent-style-name="Standard">
      <style:paragraph-properties fo:text-align="center" style:justify-single-word="false"/>
      <style:text-properties officeooo:paragraph-rsid="0daef67d"/>
    </style:style>
    <style:style style:name="P90" style:family="paragraph" style:parent-style-name="Standard">
      <style:paragraph-properties fo:text-align="center" style:justify-single-word="false"/>
      <style:text-properties officeooo:paragraph-rsid="0f6d3852"/>
    </style:style>
    <style:style style:name="P91" style:family="paragraph" style:parent-style-name="Standard">
      <style:paragraph-properties fo:text-align="center" style:justify-single-word="false"/>
      <style:text-properties officeooo:paragraph-rsid="0f3d081d"/>
    </style:style>
    <style:style style:name="P92" style:family="paragraph" style:parent-style-name="Standard">
      <style:paragraph-properties fo:text-align="center" style:justify-single-word="false"/>
      <style:text-properties officeooo:paragraph-rsid="0db0d4d1"/>
    </style:style>
    <style:style style:name="P93" style:family="paragraph" style:parent-style-name="Standard">
      <style:paragraph-properties fo:text-align="center" style:justify-single-word="false"/>
      <style:text-properties officeooo:paragraph-rsid="0daa4aef"/>
    </style:style>
    <style:style style:name="P94" style:family="paragraph" style:parent-style-name="Standard">
      <style:paragraph-properties fo:text-align="center" style:justify-single-word="false"/>
      <style:text-properties officeooo:paragraph-rsid="0f7a4390"/>
    </style:style>
    <style:style style:name="P95" style:family="paragraph" style:parent-style-name="Standard">
      <style:paragraph-properties fo:text-align="center" style:justify-single-word="false"/>
      <style:text-properties officeooo:paragraph-rsid="0eb4913f"/>
    </style:style>
    <style:style style:name="P96" style:family="paragraph" style:parent-style-name="Standard">
      <style:paragraph-properties fo:text-align="center" style:justify-single-word="false"/>
      <style:text-properties officeooo:paragraph-rsid="0cc5fe5b"/>
    </style:style>
    <style:style style:name="P97" style:family="paragraph" style:parent-style-name="Standard">
      <style:paragraph-properties fo:text-align="center" style:justify-single-word="false"/>
      <style:text-properties officeooo:paragraph-rsid="0d1ec96e"/>
    </style:style>
    <style:style style:name="P98" style:family="paragraph" style:parent-style-name="Standard">
      <style:paragraph-properties fo:text-align="center" style:justify-single-word="false"/>
      <style:text-properties officeooo:paragraph-rsid="0d804757"/>
    </style:style>
    <style:style style:name="P99" style:family="paragraph" style:parent-style-name="Standard">
      <style:paragraph-properties fo:text-align="center" style:justify-single-word="false"/>
      <style:text-properties officeooo:paragraph-rsid="0dce9327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en" fo:country="GB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officeooo:rsid="0f429118"/>
    </style:style>
    <style:style style:name="T194" style:family="text">
      <style:text-properties fo:color="#000000" loext:opacity="100%" fo:language="en" fo:country="GB" officeooo:rsid="0f41de32"/>
    </style:style>
    <style:style style:name="T19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font-size="8pt" style:font-size-asian="8pt" style:font-size-complex="8pt" loext:padding="0.049cm" loext:border="0.31pt solid #000000"/>
    </style:style>
    <style:style style:name="T25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e83c34e"/>
    </style:style>
    <style:style style:name="T25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2.04</text:user-field-get></text:span></text:span><text:span text:style-name="Strong_20_Emphasis"><text:span text:style-name="T137"><text:s/></text:span></text:span><text:span text:style-name="Strong_20_Emphasis"><text:span text:style-name="T138">LTS</text:span></text:span><text:span text:style-name="Strong_20_Emphasis"><text:span text:style-name="T138"><text:note text:id="ftn1" text:note-class="footnote"><text:note-citation>1</text:note-citation><text:note-body><text:p text:style-name="P72"><text:span text:style-name="T175">LTS stands for Long-Term Support, and this April </text:span><text:span text:style-name="Strong_20_Emphasis"><text:span text:style-name="T103"><text:user-field-get style:data-style-name="N0" text:name="Releaseyear">2022</text:user-field-get></text:span></text:span><text:span text:style-name="T177"><text:s/></text:span><text:span text:style-name="Strong_20_Emphasis"><text:span text:style-name="T180"><text:user-field-get text:name="Distro">Ubuntu</text:user-field-get></text:span></text:span><text:span text:style-name="T176"><text:s/></text:span><text:span text:style-name="T181"><text:user-field-get text:name="Version">22.04</text:user-field-get></text:span><text:span text:style-name="T181"><text:s/></text:span><text:span text:style-name="T176">LTS</text:span><text:span text:style-name="T175"> (codenamed </text:span><text:span text:style-name="T179">j</text:span><text:span text:style-name="T175">ammy) will be </text:span><text:span text:style-name="T178">supported</text:span><text:span text:style-name="T175"> for five years until April 2027.</text:span></text:p></text:note-body></text:note></text:span></text:span><text:span text:style-name="Strong_20_Emphasis"><text:span text:style-name="T139"> </text:span></text:span><text:span text:style-name="Strong_20_Emphasis"><text:span text:style-name="T140"><text:user-field-get text:name="Edition">desktop</text:user-field-get></text:span></text:span><text:span text:style-name="Strong_20_Emphasis"><text:span text:style-name="T141">.</text:span></text:span></text:p>
      <text:p text:style-name="P22"/>
      <text:p text:style-name="P68"><text:span text:style-name="T27">Visit </text:span><text:a xlink:type="simple" xlink:href="https://karelzimmer.nl/" text:style-name="Internet_20_link" text:visited-style-name="Visited_20_Internet_20_Link"><text:span text:style-name="Internet_20_link"><text:span text:style-name="T195">karelzimmer.nl</text:span></text:span></text:a><text:span text:style-name="T27"> for this and other Linux documents, scripts, and information.</text:span></text:p>
      <text:p text:style-name="P23"/>
      <text:p text:style-name="P50"><text:span text:style-name="T117">This is a fillable PDF with </text:span><text:span text:style-name="Strong_20_Emphasis"><text:span text:style-name="T30">te</text:span></text:span><text:span text:style-name="Strong_20_Emphasis"><text:span text:style-name="T32">x</text:span></text:span><text:span text:style-name="Strong_20_Emphasis"><text:span text:style-name="T30">t</text:span></text:span><text:span text:style-name="T117"> </text:span><text:span text:style-name="T119">a</text:span><text:span text:style-name="T117">n</text:span><text:span text:style-name="T119">d</text:span><text:span text:style-name="Strong_20_Emphasis"><text:span text:style-name="T31"> </text:span></text:span><text:span text:style-name="Strong_20_Emphasis"><text:span text:style-name="T69"><draw:control text:anchor-type="as-char" draw:z-index="17" draw:name="Vorm3_ 1" draw:style-name="gr1" draw:text-style-name="P105" svg:width="0.35cm" svg:height="0.35cm" draw:control="control18"/></text:span></text:span><text:span text:style-name="T117"><text:s/>checkboxes; printing is not necessary.</text:span></text:p>
      <text:p text:style-name="P16"/>
      <text:p text:style-name="P24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59">user</text:span></text:span><text:span text:style-name="T214"><text:tab/><text:tab/></text:span><text:span text:style-name="T217"> <text:tab/><text:tab/><text:tab/></text:span><text:span text:style-name="T215"><draw:control text:anchor-type="as-char" svg:y="-0.429cm" draw:z-index="6" draw:name="Gebruiker" draw:style-name="gr2" draw:text-style-name="P106" svg:width="6.002cm" svg:height="0.6cm" draw:control="control7"><svg:title>Gebruiker</svg:title><svg:desc>Volledige naam, bijv. Jan Stek</svg:desc></draw:control></text:span><text:span text:style-name="T215"><text:tab/></text:span><text:span text:style-name="T216">[</text:span><text:span text:style-name="T218">na</text:span><text:span text:style-name="T220">me,</text:span><text:span text:style-name="T218"> </text:span><text:span text:style-name="T220">e.g.</text:span><text:span text:style-name="T218"> </text:span><text:span text:style-name="T219">J</text:span><text:span text:style-name="T226">a</text:span><text:span text:style-name="T219">n </text:span><text:span text:style-name="T226">Jansen</text:span><text:span text:style-name="T227">]</text:span></text:p>
      <text:p text:style-name="P69"><text:span text:style-name="Definition"><text:span text:style-name="T225">USER</text:span></text:span><text:span text:style-name="Definition"><text:span text:style-name="T257">na</text:span></text:span><text:span text:style-name="Definition"><text:span text:style-name="T260">me</text:span></text:span><text:span text:style-name="T224"><text:tab/><text:tab/><text:tab/></text:span><text:span text:style-name="T224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22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0">a</text:span><text:span text:style-name="T149">n</text:span><text:span text:style-name="T151">]</text:span></text:p>
      <text:p text:style-name="P10"><text:span text:style-name="Definition"><text:span text:style-name="T257">COMPUTERNA</text:span></text:span><text:span text:style-name="Definition"><text:span text:style-name="T260">me</text:span></text:span><text:span text:style-name="T228"><text:tab/></text:span><text:span text:style-name="T257"><draw:control text:anchor-type="as-char" svg:y="-0.429cm" draw:z-index="7" draw:name="Computernaam" draw:style-name="gr2" draw:text-style-name="P106" svg:width="6.002cm" svg:height="0.6cm" draw:control="control8"><svg:title>Computernaam</svg:title><svg:desc>Unieke naam van de computer</svg:desc></draw:control></text:span><text:span text:style-name="T257"><text:tab/></text:span><text:span text:style-name="T229">[</text:span><text:span text:style-name="T230">na</text:span><text:span text:style-name="T235">me of the</text:span><text:span text:style-name="T230"> compute</text:span><text:span text:style-name="T231">r, </text:span><text:span text:style-name="T235">e.g.</text:span><text:span text:style-name="T232"> </text:span><text:span text:style-name="T233">pc02</text:span><text:span text:style-name="T229">]</text:span></text:p>
      <text:p text:style-name="P6"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215"><text:tab/><text:tab/></text:span><text:span text:style-name="T215"><draw:control text:anchor-type="as-char" svg:y="-0.429cm" draw:z-index="8" draw:name="Opstartmenu" draw:style-name="gr2" draw:text-style-name="P106" svg:width="6.002cm" svg:height="0.6cm" draw:control="control9"><svg:title>Opstartmenu</svg:title><svg:desc>Toets voor het opstartmenu ("bootmenu")</svg:desc></draw:control></text:span><text:span text:style-name="T215"><text:tab/></text:span><text:span text:style-name="T229">[</text:span><text:span text:style-name="T230">key for the bootable medium</text:span><text:span text:style-name="T236">]</text:span></text:p>
      <text:p text:style-name="P9"><text:span text:style-name="Definition"><text:span text:style-name="T234">SETTINGS</text:span></text:span><text:span text:style-name="T234"> <text:tab/><text:tab/><text:tab/></text:span><text:span text:style-name="T234"><draw:control text:anchor-type="as-char" svg:y="-0.429cm" draw:z-index="5" draw:name="Instellingen" draw:style-name="gr2" draw:text-style-name="P106" svg:width="6.002cm" svg:height="0.6cm" draw:control="control6"><svg:title>Instellingen</svg:title><svg:desc>Toets voor het BIOS/UEFI-scherm ("setup")</svg:desc></draw:control></text:span><text:span text:style-name="T234"><text:tab/></text:span><text:span text:style-name="T229">[</text:span><text:span text:style-name="T230">key for the UEFI BIOS screen</text:span><text:span text:style-name="T229">]</text:span></text:p>
      <text:p text:style-name="P7"><text:span text:style-name="Definition"><text:span text:style-name="T238">USER2</text:span></text:span><text:span text:style-name="T237"><text:tab/></text:span><text:span text:style-name="T217"> <text:tab/><text:tab/><text:tab/></text:span><text:span text:style-name="T215"><draw:control text:anchor-type="as-char" svg:y="-0.429cm" draw:z-index="13" draw:name="Gebruiker 1" draw:style-name="gr2" draw:text-style-name="P106" svg:width="6.002cm" svg:height="0.6cm" draw:control="control14"><svg:title>Gebruiker</svg:title><svg:desc>Volledige naam, bijv. Jan Stek</svg:desc></draw:control></text:span><text:span text:style-name="T215"><text:tab/></text:span><text:span text:style-name="T216">[</text:span><text:span text:style-name="T218">na</text:span><text:span text:style-name="T221">me</text:span><text:span text:style-name="T218"> possibly</text:span><text:span text:style-name="T222"> 2</text:span><text:span text:style-name="T249">nd</text:span><text:span text:style-name="T222"> USER</text:span><text:span text:style-name="T223">]</text:span></text:p>
      <text:p text:style-name="P67"><text:span text:style-name="Definition"><text:span text:style-name="T238">USERN</text:span></text:span><text:span text:style-name="Definition"><text:span text:style-name="T239">a</text:span></text:span><text:span text:style-name="Definition"><text:span text:style-name="T240">me</text:span></text:span><text:span text:style-name="Definition"><text:span text:style-name="T238">2</text:span></text:span><text:span text:style-name="Definition"><text:span text:style-name="T245"><text:tab/><text:tab/></text:span></text:span><text:span text:style-name="T224"><draw:control text:anchor-type="as-char" svg:y="-0.429cm" draw:z-index="14" draw:name="Gberuikersnaam 1" draw:style-name="gr2" draw:text-style-name="P106" svg:width="6.002cm" svg:height="0.6cm" draw:control="control15"><svg:title>Gebruikersnaam</svg:title><svg:desc>Korte naam, bijv. jan</svg:desc></draw:control></text:span><text:span text:style-name="T224"><text:tab/></text:span><text:span text:style-name="T242">[</text:span><text:span text:style-name="T243">user</text:span><text:span text:style-name="T241"> na</text:span><text:span text:style-name="T244">me</text:span><text:span text:style-name="T246"> possibly</text:span><text:span text:style-name="T247"> 2</text:span><text:span text:style-name="T250">nd</text:span><text:span text:style-name="T247"> USER</text:span><text:span text:style-name="T248">]</text:span></text:p>
      <text:p text:style-name="P12"><text:span text:style-name="T152">Replace the </text:span><text:span text:style-name="T164">underlined</text:span><text:span text:style-name="T152"> words in this checklist with those in the </text:span><text:span text:style-name="Strong_20_Emphasis"><text:span text:style-name="T36">te</text:span></text:span><text:span text:style-name="Strong_20_Emphasis"><text:span text:style-name="T56">x</text:span></text:span><text:span text:style-name="Strong_20_Emphasis"><text:span text:style-name="T36">t </text:span></text:span><text:span text:style-name="Strong_20_Emphasis"><text:span text:style-name="T56">box</text:span></text:span><text:span text:style-name="T152">.</text:span></text:p>
      <text:p text:style-name="P3"/>
      <text:p text:style-name="P3"/>
      <text:p text:style-name="P8"><text:span text:style-name="T160">Not yet on Linux?</text:span><text:span text:style-name="T153"><text:tab/></text:span><text:span text:style-name="T158"><text:tab/></text:span><text:span text:style-name="T159">Use</text:span><text:span text:style-name="T154"> </text:span><text:span text:style-name="Strong_20_Emphasis"><text:span text:style-name="T162">Checklist m</text:span></text:span><text:span text:style-name="Strong_20_Emphasis"><text:span text:style-name="T163">oving</text:span></text:span><text:span text:style-name="T154"> o</text:span><text:span text:style-name="T157">n</text:span><text:span text:style-name="T15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5"> </text:span><text:span text:style-name="T157">u</text:span><text:span text:style-name="T155">nder </text:span><text:span text:style-name="T161">Linux</text:span><text:span text:style-name="T156">.</text:span></text:p>
      <text:p text:style-name="P49"><text:span text:style-name="T182">New installation?</text:span><text:span text:style-name="T184"><text:tab/></text:span><text:span text:style-name="T186"></text:span><text:span text:style-name="T187"><text:tab/>Start at chapter</text:span><text:span text:style-name="T184"> </text:span><text:span text:style-name="T182"><text:bookmark-ref text:reference-format="page" text:ref-name="__RefNumPara__4009_1271708128">2</text:bookmark-ref></text:span><text:span text:style-name="T184"><text:s text:c="2"/></text:span><text:span text:style-name="T183"><text:bookmark-ref text:reference-format="text" text:ref-name="__RefNumPara__4009_1271708128">Perform installation</text:bookmark-ref></text:span><text:span text:style-name="T185">.</text:span></text:p>
      <text:p text:style-name="P32"/>
      <text:p text:style-name="P32"/>
      <text:list xml:id="list1169204130" text:style-name="L1">
        <text:list-item>
          <text:p text:style-name="P102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0"><draw:control text:anchor-type="as-char" draw:z-index="11" draw:name="Vorm3_0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" office:value-type="string">
            <text:p text:style-name="P58"><text:span text:style-name="Strong_20_Emphasis"><text:span text:style-name="T33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3"><text:span text:style-name="User_20_Entry"><text:span text:style-name="T104">Login any additional </text:span></text:span><text:span text:style-name="Definition"><text:span text:style-name="T256">USER</text:span></text:span><text:span text:style-name="User_20_Entry"><text:span text:style-name="T109">s</text:span></text:span><text:span text:style-name="User_20_Entry"><text:span text:style-name="T113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71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3" office:value-type="string">
            <text:p text:style-name="P70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75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4" office:value-type="string">
            <text:p text:style-name="P80"><text:span text:style-name="Strong_20_Emphasis"><text:span text:style-name="T64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3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5" office:value-type="string">
            <text:p text:style-name="P70"><text:span text:style-name="T12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6" office:value-type="string">
            <text:p text:style-name="P8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7" office:value-type="string">
            <text:p text:style-name="P8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71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11" office:value-type="string">
            <text:p text:style-name="P80"><text:span text:style-name="Strong_20_Emphasis"><text:span text:style-name="T64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, type </text:span></text:span><text:span text:style-name="Strong_20_Emphasis"><text:span text:style-name="T85">menu</text:span></text:span><text:span text:style-name="Strong_20_Emphasis"><text:span text:style-name="T40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12" office:value-type="string">
            <text:p text:style-name="P61"><text:span text:style-name="Strong_20_Emphasis"><text:span text:style-name="T47">Select </text:span></text:span><text:span text:style-name="Strong_20_Emphasis"><text:span text:style-name="T86">1 Prepar</text:span></text:span><text:span text:style-name="Strong_20_Emphasis"><text:span text:style-name="T91">e</text:span></text:span><text:span text:style-name="Strong_20_Emphasis"><text:span text:style-name="T86"> installation</text:span></text:span><text:span text:style-name="Strong_20_Emphasis"><text:span text:style-name="T47"> </text:span></text:span><text:span text:style-name="Strong_20_Emphasis"><text:span text:style-name="T62">and</text:span></text:span><text:span text:style-name="Strong_20_Emphasis"><text:span text:style-name="T47"> </text:span></text:span><text:span text:style-name="Strong_20_Emphasis"><text:span text:style-name="T62">click </text:span></text:span><text:span text:style-name="Strong_20_Emphasis"><text:span text:style-name="T89">Continue</text:span></text:span><text:span text:style-name="Strong_20_Emphasis"><text:span text:style-name="T62">. 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18"/>
      <text:list xml:id="list112359654166462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1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65">Boot the computer from an</text:span><text:span text:style-name="T169"> </text:span><text:span text:style-name="Strong_20_Emphasis"><text:span text:style-name="T144"><text:user-field-get text:name="Distro">Ubuntu</text:user-field-get></text:span></text:span><text:span text:style-name="T172"><text:s/></text:span><text:span text:style-name="T145"><text:user-field-get text:name="Version">22.04</text:user-field-get></text:span><text:span text:style-name="T99"><text:s/>Live</text:span><text:span text:style-name="T99"><text:note text:id="ftn5" text:note-class="footnote"><text:note-citation>1</text:note-citation><text:note-body><text:p text:style-name="P76"><text:span text:style-name="T18">From a Live USB stick (or DVD) you can boot and work with </text:span><text:span text:style-name="Strong_20_Emphasis"><text:span text:style-name="T180"><text:user-field-get text:name="Distro">Ubuntu</text:user-field-get></text:span></text:span><text:span text:style-name="Strong_20_Emphasis"><text:span text:style-name="T180"><text:s/></text:span></text:span><text:span text:style-name="T18">without installing it.</text:span></text:p></text:note-body></text:note></text:span><text:span text:style-name="T165"> USB stick</text:span><text:span text:style-name="T100"><text:note text:id="ftn6" text:note-class="footnote"><text:note-citation>2</text:note-citation><text:note-body><text:p text:style-name="P77"><text:span text:style-name="Strong_20_Emphasis"><text:span text:style-name="T10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2">releases.ubuntu.com</text:span></text:span></text:a><text:span text:style-name="Strong_20_Emphasis"><text:span text:style-name="T106">,</text:span></text:span><text:span text:style-name="Strong_20_Emphasis"><text:span text:style-name="T105"> click </text:span></text:span><text:span text:style-name="Strong_20_Emphasis"><text:span text:style-name="T110">Ubuntu 22.04... LTS (Jammy Jellyfish)</text:span></text:span><text:span text:style-name="Strong_20_Emphasis"><text:span text:style-name="T105">, and then click </text:span></text:span><text:span text:style-name="Strong_20_Emphasis"><text:span text:style-name="T110">Desktop image on 64-bit PC (AMD64) desktop image</text:span></text:span><text:span text:style-name="Strong_20_Emphasis"><text:span text:style-name="T105">.</text:span></text:span></text:p><text:p text:style-name="P77"><text:span text:style-name="Strong_20_Emphasis"><text:span text:style-name="T105"><text:tab/>Insert a USB stick of at least 4 GB.<text:line-break/>Locate </text:span></text:span><text:span text:style-name="Strong_20_Emphasis"><text:span text:style-name="T111">disk</text:span></text:span><text:span text:style-name="Strong_20_Emphasis"><text:span text:style-name="T105"> and click the </text:span></text:span><text:span text:style-name="Strong_20_Emphasis"><text:span text:style-name="T110">Disks</text:span></text:span><text:span text:style-name="Strong_20_Emphasis"><text:span text:style-name="T105"> icon. Select the USB stick in the list of disks on the left and click </text:span></text:span><text:span text:style-name="Strong_20_Emphasis"><text:span text:style-name="T110">Disk </text:span></text:span><text:span text:style-name="Strong_20_Emphasis"><text:span text:style-name="T111">settings</text:span></text:span><text:span text:style-name="Strong_20_Emphasis"><text:span text:style-name="T105"> ⋮ (icon with the three dots) in the top right corner.</text:span></text:span></text:p><text:p text:style-name="P77"><text:span text:style-name="Strong_20_Emphasis"><text:span text:style-name="T105"><text:tab/>Choose </text:span></text:span><text:span text:style-name="Strong_20_Emphasis"><text:span text:style-name="T110">Restore Disk Image</text:span></text:span><text:span text:style-name="Strong_20_Emphasis"><text:span text:style-name="T105"> and select the CD image file (.iso) you just downloaded.</text:span></text:span></text:p><text:p text:style-name="P77"><text:span text:style-name="Strong_20_Emphasis"><text:span text:style-name="T107"><text:tab/>Click </text:span></text:span><text:span text:style-name="Strong_20_Emphasis"><text:span text:style-name="T112">Start Restore</text:span></text:span><text:span text:style-name="Strong_20_Emphasis"><text:span text:style-name="T107">, and then click </text:span></text:span><text:span text:style-name="Strong_20_Emphasis"><text:span text:style-name="T112">Restore</text:span></text:span><text:span text:style-name="Strong_20_Emphasis"><text:span text:style-name="T107">.</text:span></text:span></text:p><text:p text:style-name="P77"><text:span text:style-name="Strong_20_Emphasis"><text:span text:style-name="T107"><text:tab/>Or use the </text:span></text:span><text:span text:style-name="Strong_20_Emphasis"><text:span text:style-name="T112">Etcher</text:span></text:span><text:span text:style-name="Strong_20_Emphasis"><text:span text:style-name="T107"> program </text:span></text:span><text:span text:style-name="Strong_20_Emphasis"><text:span text:style-name="T108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08">) </text:span></text:span><text:span text:style-name="Strong_20_Emphasis"><text:span text:style-name="T107">available for Windows, macOS, and Linux.</text:span></text:span></text:p></text:note-body></text:note></text:span><text:span text:style-name="T165"> or DVD.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2" office:value-type="string">
            <text:p text:style-name="P52"><text:span text:style-name="T193">S</text:span><text:span text:style-name="T194">tart up</text:span><text:span text:style-name="T188">/boot menu </text:span><text:span text:style-name="T116">via </text:span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116"> </text:span><text:span text:style-name="T120">and </text:span><text:span text:style-name="T121">settings/</text:span><text:span text:style-name="T122">setup</text:span><text:span text:style-name="T116"> via </text:span><text:span text:style-name="Definition"><text:span text:style-name="T16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3" office:value-type="string">
            <text:p text:style-name="P30"><text:span text:style-name="T148">P</text:span><text:span text:style-name="T147">ress the </text:span><text:span text:style-name="Strong_20_Emphasis"><text:span text:style-name="T73">Enter</text:span></text:span><text:span text:style-name="Strong_20_Emphasis"><text:span text:style-name="T72"> </text:span></text:span><text:span text:style-name="Strong_20_Emphasis"><text:span text:style-name="T74">key </text:span></text:span><text:span text:style-name="Strong_20_Emphasis"><text:span text:style-name="T75">(</text:span></text:span><text:span text:style-name="Strong_20_Emphasis"><text:span text:style-name="T92">Try or I</text:span></text:span><text:span text:style-name="Strong_20_Emphasis"><text:span text:style-name="T93">n</text:span></text:span><text:span text:style-name="Strong_20_Emphasis"><text:span text:style-name="T94">stall Ubuntu</text:span></text:span><text:span text:style-name="Strong_20_Emphasis"><text:span text:style-name="T76"> is already selected</text:span></text:span><text:span text:style-name="Strong_20_Emphasis"><text:span text:style-name="T77">)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><text:span text:style-name="Strong_20_Emphasis"><text:span text:style-name="T71"><draw:control text:anchor-type="as-char" draw:z-index="18" draw:name="Vorm 5" draw:style-name="gr1" draw:text-style-name="P105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7"><text:span text:style-name="T167">C</text:span><text:span text:style-name="T168">lick</text:span><text:span text:style-name="T167"> </text:span><text:span text:style-name="T171">In</text:span><text:span text:style-name="T170">stall Ubuntu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102"/></text:span></text:p>
          </table:table-cell>
          <table:table-cell table:style-name="_32_._5f_Installatie_5f_uitvoeren.C7" office:value-type="string">
            <text:p text:style-name="P62"><text:span text:style-name="Strong_20_Emphasis"><text:span text:style-name="T131">Follow the instructions on the </text:span></text:span><text:span text:style-name="Strong_20_Emphasis"><text:span text:style-name="T132">installation </text:span></text:span><text:span text:style-name="Strong_20_Emphasis"><text:span text:style-name="T131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A1" office:value-type="string">
            <text:p text:style-name="P95"><text:span text:style-name="Strong_20_Emphasis"><text:span text:style-name="T37"><draw:control text:anchor-type="as-char" draw:z-index="15" draw:name="Vorm 1" draw:style-name="gr1" draw:text-style-name="P105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1">On the </text:span><text:span text:style-name="T206">Who are you?</text:span><text:span text:style-name="T201"> </text:span><text:span text:style-name="Strong_20_Emphasis"><text:span text:style-name="T199">screen:</text:span></text:span></text:p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A1" office:value-type="string">
            <text:p text:style-name="P95"/>
          </table:table-cell>
          <table:table-cell table:style-name="_32_._5f_Installatie_5f_uitvoeren.C10" office:value-type="string">
            <text:p text:style-name="P15"><text:span text:style-name="Strong_20_Emphasis"><text:span text:style-name="T200">E</text:span></text:span><text:span text:style-name="T201">nter your </text:span><text:span text:style-name="T207">Your n</text:span><text:span text:style-name="T206">ame </text:span><text:span text:style-name="Definition"><text:span text:style-name="T13">USER</text:span></text:span><text:span text:style-name="Strong_20_Emphasis"><text:span text:style-name="T198">, <text:line-break/></text:span></text:span><text:span text:style-name="Strong_20_Emphasis"><text:span text:style-name="T203">Y</text:span></text:span><text:span text:style-name="Strong_20_Emphasis"><text:span text:style-name="T202">our computer</text:span></text:span><text:span text:style-name="Strong_20_Emphasis"><text:span text:style-name="T20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204">Pick</text:span></text:span><text:span text:style-name="Strong_20_Emphasis"><text:span text:style-name="T202"> a username</text:span></text:span><text:span text:style-name="Strong_20_Emphasis"><text:span text:style-name="T197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196">enter a password twice, and click </text:span></text:span><text:span text:style-name="Strong_20_Emphasis"><text:span text:style-name="T205">Continue</text:span></text:span><text:span text:style-name="Strong_20_Emphasis"><text:span text:style-name="T196">.</text:span></text:span></text:p>
          </table:table-cell>
        </table:table-row>
      </table:table>
      <text:p text:style-name="P53"><text:span text:style-name="Strong_20_Emphasis"><text:span text:style-name="T78"/></text:span></text:p>
      <text:list xml:id="list112361258271117" text:continue-numbering="true" text:style-name="L1">
        <text:list-item>
          <text:p text:style-name="P101"><text:span text:style-name="Strong_20_Emphasis"><text:span text:style-name="T98">Finish installation</text:span></text:span></text:p>
        </text:list-item>
      </text:list>
      <text:p text:style-name="P5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96"><text:span text:style-name="Strong_20_Emphasis"><text:span text:style-name="T71"><draw:control text:anchor-type="as-char" draw:z-index="3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57"><text:span text:style-name="Strong_20_Emphasis"><text:span text:style-name="T79"/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><text:span text:style-name="Strong_20_Emphasis"><text:span text:style-name="T102"/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31">Follow the instructions on the </text:span></text:span><text:span text:style-name="Strong_20_Emphasis"><text:span text:style-name="T128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1"><draw:control text:anchor-type="as-char" draw:z-index="9" draw:name="Vorm4_1" draw:style-name="gr1" draw:text-style-name="P105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75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6" office:value-type="string">
            <text:p text:style-name="P81"><text:span text:style-name="Strong_20_Emphasis"><text:span text:style-name="T65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3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78"><text:span text:style-name="T14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/>
          </table:table-cell>
          <table:table-cell table:style-name="_33_._5f_Installatie_5f_afronden.C8" office:value-type="string">
            <text:p text:style-name="P84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/>
          </table:table-cell>
          <table:table-cell table:style-name="_33_._5f_Installatie_5f_afronden.C9" office:value-type="string">
            <text:p text:style-name="P84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0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96"><text:span text:style-name="Strong_20_Emphasis"><text:span text:style-name="T71"><draw:control text:anchor-type="as-char" draw:z-index="4" draw:name="Vorm37" draw:style-name="gr1" draw:text-style-name="P10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5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96"/>
          </table:table-cell>
          <table:table-cell table:style-name="_33_._5f_Installatie_5f_afronden.C13" office:value-type="string">
            <text:p text:style-name="P82"><text:span text:style-name="Strong_20_Emphasis"><text:span text:style-name="T66">P</text:span></text:span><text:span text:style-name="Strong_20_Emphasis"><text:span text:style-name="T51">ress the</text:span></text:span><text:span text:style-name="Strong_20_Emphasis"><text:span text:style-name="T50"> </text:span></text:span><text:span text:style-name="Strong_20_Emphasis"><text:span text:style-name="T42">Super</text:span></text:span><text:span text:style-name="Strong_20_Emphasis"><text:span text:style-name="T51"> key, type </text:span></text:span><text:span text:style-name="Strong_20_Emphasis"><text:span text:style-name="T87">menu</text:span></text:span><text:span text:style-name="Strong_20_Emphasis"><text:span text:style-name="T51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96"><text:span text:style-name="Strong_20_Emphasis"><text:span text:style-name="T37"/></text:span></text:p>
          </table:table-cell>
          <table:table-cell table:style-name="_33_._5f_Installatie_5f_afronden.C14" office:value-type="string">
            <text:p text:style-name="P79"><text:span text:style-name="Strong_20_Emphasis"><text:span text:style-name="T48">Se</text:span></text:span><text:span text:style-name="Strong_20_Emphasis"><text:span text:style-name="T60">lect</text:span></text:span><text:span text:style-name="Strong_20_Emphasis"><text:span text:style-name="T48"> </text:span></text:span><text:span text:style-name="Strong_20_Emphasis"><text:span text:style-name="T95">3</text:span></text:span><text:span text:style-name="Strong_20_Emphasis"><text:span text:style-name="T80"> </text:span></text:span><text:span text:style-name="Strong_20_Emphasis"><text:span text:style-name="T96">Finish installatio</text:span></text:span><text:span text:style-name="Strong_20_Emphasis"><text:span text:style-name="T97">n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0">Continue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96"/>
          </table:table-cell>
          <table:table-cell table:style-name="_33_._5f_Installatie_5f_afronden.C15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54"><text:span text:style-name="Strong_20_Emphasis"><text:span text:style-name="T28"><text:tab/></text:span></text:span></text:p>
      <text:p text:style-name="P55"><text:span text:style-name="Strong_20_Emphasis"><text:span text:style-name="T49"/></text:span></text:p>
      <text:p text:style-name="P56"><text:span text:style-name="Strong_20_Emphasis"><text:span text:style-name="T46"/></text:span></text:p>
      <text:list xml:id="list112360944518888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08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><text:span text:style-name="Strong_20_Emphasis"><text:span text:style-name="T71"><draw:control text:anchor-type="as-char" draw:z-index="10" draw:name="Vorm40_0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8"><text:span text:style-name="Strong_20_Emphasis"><text:span text:style-name="T71"><draw:control text:anchor-type="as-char" draw:z-index="19" draw:name="Vorm40_ 1" draw:style-name="gr1" draw:text-style-name="P105" svg:width="0.35cm" svg:height="0.35cm" draw:control="control20"/></text:span></text:span></text:p>
          </table:table-cell>
          <table:table-cell table:style-name="Tabel2.D1" office:value-type="string">
            <text:p text:style-name="P26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74"><text:span text:style-name="User_20_Entry"><text:span text:style-name="T115">Login any additional </text:span></text:span><text:span text:style-name="Definition"><text:span text:style-name="T255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6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><text:span text:style-name="Strong_20_Emphasis"><text:span text:style-name="T71"><draw:control text:anchor-type="as-char" draw:z-index="12" draw:name="Vorm40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99"><text:span text:style-name="Strong_20_Emphasis"><text:span text:style-name="T71"><draw:control text:anchor-type="as-char" draw:z-index="20" draw:name="Vorm40_ 2" draw:style-name="gr1" draw:text-style-name="P105" svg:width="0.35cm" svg:height="0.35cm" draw:control="control21"/></text:span></text:span></text:p>
          </table:table-cell>
          <table:table-cell table:style-name="Tabel2.D5" office:value-type="string">
            <text:p text:style-name="P28"><text:span text:style-name="Strong_20_Emphasis"><text:span text:style-name="T54">Set up the </text:span></text:span><text:span text:style-name="Strong_20_Emphasis"><text:span text:style-name="T68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31"><text:span text:style-name="Strong_20_Emphasis"><text:span text:style-name="T67">P</text:span></text:span><text:span text:style-name="Strong_20_Emphasis"><text:span text:style-name="T54">ress the </text:span></text:span><text:span text:style-name="Strong_20_Emphasis"><text:span text:style-name="T42">Super</text:span></text:span><text:span text:style-name="Strong_20_Emphasis"><text:span text:style-name="T54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54">, type </text:span></text:span><text:span text:style-name="Strong_20_Emphasis"><text:span text:style-name="T88">menu</text:span></text:span><text:span text:style-name="Strong_20_Emphasis"><text:span text:style-name="T54"> 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7" office:value-type="string">
            <text:p text:style-name="P29"><text:span text:style-name="Strong_20_Emphasis"><text:span text:style-name="T61">Select</text:span></text:span><text:span text:style-name="Strong_20_Emphasis"><text:span text:style-name="T48"> </text:span></text:span><text:span text:style-name="Strong_20_Emphasis"><text:span text:style-name="T95">4 </text:span></text:span><text:span text:style-name="Strong_20_Emphasis"><text:span text:style-name="T84">Provision user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0">Continue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8" office:value-type="string">
            <text:p text:style-name="P65"><text:span text:style-name="Strong_20_Emphasis"><text:span text:style-name="T46">Follow the instructions on the screen.</text:span></text:span></text:p>
          </table:table-cell>
        </table:table-row>
      </table:table>
      <text:p text:style-name="P25"><text:span text:style-name="Strong_20_Emphasis"><text:span text:style-name="T55"/></text:span></text:p>
      <text:p text:style-name="P38"/>
      <text:p text:style-name="P38"/>
      <text:p text:style-name="P51"><text:span text:style-name="T191">End of checklist,</text:span><text:span text:style-name="T192"> </text:span><text:span text:style-name="Strong_20_Emphasis"><text:span text:style-name="T142"><text:user-field-get text:name="Distro">Ubuntu</text:user-field-get></text:span></text:span><text:span text:style-name="T190"><text:s/></text:span><text:span text:style-name="T189"><text:user-field-get text:name="Version">22.04</text:user-field-get></text:span><text:span text:style-name="Strong_20_Emphasis"><text:span text:style-name="T143"><text:s/></text:span></text:span><text:span text:style-name="Strong_20_Emphasis"><text:span text:style-name="T146">LTS</text:span></text:span><text:span text:style-name="T118"> </text:span><text:span text:style-name="Strong_20_Emphasis"><text:span text:style-name="T101"><text:user-field-get text:name="Edition">desktop</text:user-field-get></text:span></text:span><text:span text:style-name="Strong_20_Emphasis"><text:span text:style-name="T101"><text:s/></text:span></text:span><text:span text:style-name="T191">installation is complete.</text:span></text:p>
      <text:p text:style-name="P21"/>
      <text:p text:style-name="P13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46"><text:user-field-get style:data-style-name="N0" text:name="Releaseyear">2022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23T11:23:59.193057711">23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1:23:58.944421901</dc:date>
    <meta:keyword>Installatie</meta:keyword>
    <meta:keyword>Checklist</meta:keyword>
    <meta:keyword>Linux</meta:keyword>
    <meta:editing-cycles>6734</meta:editing-cycles>
    <meta:editing-duration>P11DT20H36M4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6" meta:word-count="658" meta:character-count="4064" meta:non-whitespace-character-count="3448"/>
    <meta:user-defined meta:name="Info 1"/>
    <meta:user-defined meta:name="Info 2"/>
    <meta:user-defined meta:name="Info 3"/>
    <meta:user-defined meta:name="Info 4"/>
  </office:meta>
</office:document-meta>
</file>